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17" style:family="table">
      <style:table-properties style:width="2.8111in" table:align="left"/>
    </style:style>
    <style:style style:name="Таблиця17.A" style:family="table-column">
      <style:table-column-properties style:column-width="0.7028in"/>
    </style:style>
    <style:style style:name="Таблиця1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7.D1" style:family="table-cell">
      <style:table-cell-properties fo:padding="0.0382in" fo:border="0.5pt solid #000000" style:writing-mode="page"/>
    </style:style>
    <style:style style:name="Таблиця1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7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8" style:family="table">
      <style:table-properties style:width="2.8111in" table:align="left"/>
    </style:style>
    <style:style style:name="Таблиця18.A" style:family="table-column">
      <style:table-column-properties style:column-width="0.7028in"/>
    </style:style>
    <style:style style:name="Таблиця1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8.D1" style:family="table-cell">
      <style:table-cell-properties fo:padding="0.0382in" fo:border="0.5pt solid #000000" style:writing-mode="page"/>
    </style:style>
    <style:style style:name="Таблиця1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8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8" style:family="table">
      <style:table-properties style:width="6.6931in" table:align="margins"/>
    </style:style>
    <style:style style:name="Таблиця8.A" style:family="table-column">
      <style:table-column-properties style:column-width="0.6694in" style:rel-column-width="6553*"/>
    </style:style>
    <style:style style:name="Таблиця8.J" style:family="table-column">
      <style:table-column-properties style:column-width="0.6694in" style:rel-column-width="6558*"/>
    </style:style>
    <style:style style:name="Таблиця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8.J1" style:family="table-cell">
      <style:table-cell-properties fo:padding="0.0382in" fo:border="0.5pt solid #000000" style:writing-mode="page"/>
    </style:style>
    <style:style style:name="Таблиця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8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1" style:family="table">
      <style:table-properties style:width="5.3125in" table:align="left"/>
    </style:style>
    <style:style style:name="Таблиця11.A" style:family="table-column">
      <style:table-column-properties style:column-width="0.6688in"/>
    </style:style>
    <style:style style:name="Таблиця11.B" style:family="table-column">
      <style:table-column-properties style:column-width="0.6694in"/>
    </style:style>
    <style:style style:name="Таблиця11.H" style:family="table-column">
      <style:table-column-properties style:column-width="0.6278in"/>
    </style:style>
    <style:style style:name="Таблиця1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1.H1" style:family="table-cell">
      <style:table-cell-properties fo:padding="0.0382in" fo:border="0.5pt solid #000000" style:writing-mode="page"/>
    </style:style>
    <style:style style:name="Таблиця1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1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b11cd" officeooo:paragraph-rsid="000c911a"/>
    </style:style>
    <style:style style:name="P2" style:family="paragraph" style:parent-style-name="Standard">
      <style:text-properties officeooo:rsid="000b11cd" officeooo:paragraph-rsid="000dc07e"/>
    </style:style>
    <style:style style:name="P3" style:family="paragraph" style:parent-style-name="Standard">
      <style:paragraph-properties fo:text-align="justify" style:justify-single-word="false"/>
      <style:text-properties officeooo:rsid="000b11cd" officeooo:paragraph-rsid="000dc07e"/>
    </style:style>
    <style:style style:name="P4" style:family="paragraph" style:parent-style-name="Standard">
      <style:text-properties officeooo:rsid="000b11cd" officeooo:paragraph-rsid="0033e624"/>
    </style:style>
    <style:style style:name="P5" style:family="paragraph" style:parent-style-name="Standard">
      <style:paragraph-properties fo:text-align="justify" style:justify-single-word="false"/>
      <style:text-properties officeooo:paragraph-rsid="0027f0bb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0b11cd" officeooo:paragraph-rsid="000b11cd"/>
    </style:style>
    <style:style style:name="P7" style:family="paragraph" style:parent-style-name="Standard">
      <style:text-properties style:font-name="Times New Roman" officeooo:rsid="000b11cd" officeooo:paragraph-rsid="000c911a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paragraph-rsid="0027f0bb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27f0bb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officeooo:paragraph-rsid="002f97b5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paragraph-rsid="002f97b5" style:font-size-asian="12pt" style:font-size-complex="12pt"/>
    </style:style>
    <style:style style:name="P12" style:family="paragraph" style:parent-style-name="Standard">
      <style:text-properties officeooo:paragraph-rsid="0033e624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1bfd5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408d0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700d7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7f0bb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8aedd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8d50d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b3da4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dc47d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f97b5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39a37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59c9c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27f0bb" style:font-size-asian="12pt" style:font-name-complex="Times New Roman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2f97b5" style:font-size-asian="12pt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1823a6" officeooo:paragraph-rsid="0027f0bb" style:font-size-asian="12pt" style:font-name-complex="Times New Roman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39a37" style:font-size-asian="12pt" style:font-name-complex="Times New Roman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339a37" style:font-name-asian="Times New Roman" style:font-size-asian="12pt" style:font-name-complex="Times New Roman" style:font-size-complex="12pt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33e624" style:font-name-asian="Times New Roman" style:font-size-asian="12pt" style:font-name-complex="Times New Roman" style:font-size-complex="12pt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39a37" style:font-name-asian="Times New Roman" style:font-size-asian="12pt" style:font-name-complex="Times New Roman" style:font-size-complex="12pt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paragraph-rsid="000c911a"/>
    </style:style>
    <style:style style:name="P3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rsid="000b11cd" officeooo:paragraph-rsid="002700d7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3e624" style:font-size-asian="12pt" style:font-name-complex="Times New Roman" style:font-size-complex="12pt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officeooo:paragraph-rsid="000c911a" style:font-size-asian="12pt" style:font-name-complex="Times New Roman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1b07ba" officeooo:paragraph-rsid="001b07ba" style:font-size-asian="12pt" style:font-name-complex="Times New Roman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1e7901" officeooo:paragraph-rsid="001e7901" style:font-size-asian="12pt" style:font-name-complex="Times New Roman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paragraph-rsid="000c911a" style:font-name-asian="Noto Sans CJK SC Regular" style:font-size-asian="12pt" style:font-name-complex="Times New Roman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paragraph-rsid="000f3f0e" style:font-name-asian="Noto Sans CJK SC Regular" style:font-size-asian="12pt" style:font-name-complex="Times New Roman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1ace56" officeooo:paragraph-rsid="00339a37" style:font-name-asian="Times New Roman" style:font-size-asian="12pt" style:font-name-complex="Times New Roman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1fcb97" officeooo:paragraph-rsid="0033e624" style:font-name-asian="Times New Roman" style:font-size-asian="12pt" style:font-name-complex="Times New Roman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officeooo:paragraph-rsid="000c911a"/>
    </style:style>
    <style:style style:name="T1" style:family="text">
      <style:text-properties style:text-position="0% 100%"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2" style:family="text">
      <style:text-properties style:text-position="0% 100%" style:font-name="Times New Roman" fo:font-size="12pt" fo:letter-spacing="normal" fo:font-style="normal" officeooo:rsid="000dc07e" style:font-name-asian="Symbol" style:font-size-asian="12pt" style:font-style-asian="normal" style:font-name-complex="Times New Roman" style:font-size-complex="12pt"/>
    </style:style>
    <style:style style:name="T3" style:family="text">
      <style:text-properties style:text-position="0% 100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4" style:family="text">
      <style:text-properties style:text-position="0% 100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5" style:family="text">
      <style:text-properties style:text-position="0% 100%" style:font-name="Times New Roman" fo:font-size="12pt" fo:letter-spacing="normal" fo:font-style="normal" officeooo:rsid="0027e178" style:font-name-asian="Symbol" style:font-size-asian="12pt" style:font-style-asian="normal" style:font-name-complex="Times New Roman" style:font-size-complex="12pt"/>
    </style:style>
    <style:style style:name="T6" style:family="text">
      <style:text-properties style:text-position="0% 100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7" style:family="text">
      <style:text-properties style:text-position="0% 100%" style:font-name="Times New Roman" fo:font-size="12pt" fo:letter-spacing="normal" fo:font-style="normal" officeooo:rsid="003318d6" style:font-name-asian="Symbol" style:font-size-asian="12pt" style:font-style-asian="normal" style:font-name-complex="Times New Roman" style:font-size-complex="12pt"/>
    </style:style>
    <style:style style:name="T8" style:family="text">
      <style:text-properties style:text-position="0% 100%" style:font-name="Times New Roman" fo:font-size="12pt" fo:letter-spacing="normal" fo:font-style="normal" officeooo:rsid="003482b3" style:font-name-asian="Symbol" style:font-size-asian="12pt" style:font-style-asian="normal" style:font-name-complex="Times New Roman" style:font-size-complex="12pt"/>
    </style:style>
    <style:style style:name="T9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10" style:family="text">
      <style:text-properties style:text-position="0% 100%" style:font-name="Times New Roman" fo:font-size="12pt" fo:letter-spacing="normal" fo:font-style="normal" officeooo:rsid="0030ea2f" style:font-name-asian="Symbol" style:font-size-asian="12pt" style:font-style-asian="normal" style:font-name-complex="Times New Roman" style:font-size-complex="12pt"/>
    </style:style>
    <style:style style:name="T11" style:family="text">
      <style:text-properties style:text-position="0% 100%" style:font-name="Times New Roman" fo:font-size="12pt" fo:letter-spacing="normal" fo:font-style="normal" officeooo:rsid="002b871e" style:font-name-asian="Symbol" style:font-size-asian="12pt" style:font-style-asian="normal" style:font-name-complex="Times New Roman" style:font-size-complex="12pt"/>
    </style:style>
    <style:style style:name="T12" style:family="text">
      <style:text-properties style:text-position="0% 100%" style:font-name="Times New Roman" fo:font-size="12pt" fo:letter-spacing="normal" fo:font-style="normal" officeooo:rsid="003609f3" style:font-name-asian="Symbol" style:font-size-asian="12pt" style:font-style-asian="normal" style:font-name-complex="Times New Roman" style:font-size-complex="12pt"/>
    </style:style>
    <style:style style:name="T13" style:family="text">
      <style:text-properties style:text-position="0% 100%" style:font-name="Times New Roman" fo:font-size="12pt" fo:letter-spacing="normal" fo:font-style="normal" officeooo:rsid="0039bb7f" style:font-name-asian="Symbol" style:font-size-asian="12pt" style:font-style-asian="normal" style:font-name-complex="Times New Roman" style:font-size-complex="12pt"/>
    </style:style>
    <style:style style:name="T14" style:family="text">
      <style:text-properties style:text-position="0% 100%" style:font-name="Times New Roman" fo:font-size="12pt" fo:letter-spacing="normal" fo:font-style="normal" officeooo:rsid="0036f7ad" style:font-name-asian="Symbol" style:font-size-asian="12pt" style:font-style-asian="normal" style:font-name-complex="Times New Roman" style:font-size-complex="12pt"/>
    </style:style>
    <style:style style:name="T15" style:family="text">
      <style:text-properties style:text-position="0% 100%" style:font-name="Times New Roman" fo:font-size="12pt" fo:letter-spacing="normal" fo:font-style="normal" officeooo:rsid="003e7091" style:font-name-asian="Symbol" style:font-size-asian="12pt" style:font-style-asian="normal" style:font-name-complex="Times New Roman" style:font-size-complex="12pt"/>
    </style:style>
    <style:style style:name="T16" style:family="text">
      <style:text-properties style:text-position="0% 100%" style:font-name="Times New Roman" fo:font-size="12pt" fo:letter-spacing="normal" fo:font-style="normal" officeooo:rsid="003627d9" style:font-name-asian="Symbol" style:font-size-asian="12pt" style:font-style-asian="normal" style:font-name-complex="Times New Roman" style:font-size-complex="12pt"/>
    </style:style>
    <style:style style:name="T17" style:family="text">
      <style:text-properties style:text-position="0% 100%" style:font-name="Times New Roman" fo:font-size="12pt" fo:letter-spacing="normal" fo:font-style="normal" officeooo:rsid="00414891" style:font-name-asian="Symbol" style:font-size-asian="12pt" style:font-style-asian="normal" style:font-name-complex="Times New Roman" style:font-size-complex="12pt"/>
    </style:style>
    <style:style style:name="T18" style:family="text">
      <style:text-properties style:text-position="0% 100%" style:font-name="Times New Roman" fo:font-size="12pt" fo:letter-spacing="normal" fo:font-style="normal" officeooo:rsid="003f4c9b" style:font-name-asian="Symbol" style:font-size-asian="12pt" style:font-style-asian="normal" style:font-name-complex="Times New Roman" style:font-size-complex="12pt"/>
    </style:style>
    <style:style style:name="T19" style:family="text">
      <style:text-properties style:text-position="0% 100%" style:font-name="Times New Roman" fo:font-size="12pt" fo:letter-spacing="normal" fo:font-style="normal" officeooo:rsid="003b6949" style:font-name-asian="Symbol" style:font-size-asian="12pt" style:font-style-asian="normal" style:font-name-complex="Times New Roman" style:font-size-complex="12pt"/>
    </style:style>
    <style:style style:name="T20" style:family="text">
      <style:text-properties style:text-position="0% 100%" style:font-name="Times New Roman" fo:font-size="12pt" fo:letter-spacing="normal" fo:font-style="normal" officeooo:rsid="003c7f3e" style:font-name-asian="Symbol" style:font-size-asian="12pt" style:font-style-asian="normal" style:font-name-complex="Times New Roman" style:font-size-complex="12pt"/>
    </style:style>
    <style:style style:name="T21" style:family="text">
      <style:text-properties style:text-position="0% 100%" style:font-name="Times New Roman" fo:font-size="12pt" fo:letter-spacing="normal" fo:font-style="normal" officeooo:rsid="003e1653" style:font-name-asian="Symbol" style:font-size-asian="12pt" style:font-style-asian="normal" style:font-name-complex="Times New Roman" style:font-size-complex="12pt"/>
    </style:style>
    <style:style style:name="T22" style:family="text">
      <style:text-properties style:text-position="0% 100%" style:font-name="Times New Roman" fo:font-size="12pt" fo:letter-spacing="normal" fo:font-style="normal" officeooo:rsid="002700d7" style:font-name-asian="Symbol" style:font-size-asian="12pt" style:font-style-asian="normal" style:font-name-complex="Times New Roman" style:font-size-complex="12pt"/>
    </style:style>
    <style:style style:name="T23" style:family="text">
      <style:text-properties style:text-position="0% 100%" style:font-name="Times New Roman" fo:font-size="12pt" fo:letter-spacing="normal" fo:font-style="normal" officeooo:rsid="0043ab02" style:font-name-asian="Symbol" style:font-size-asian="12pt" style:font-style-asian="normal" style:font-name-complex="Times New Roman" style:font-size-complex="12pt"/>
    </style:style>
    <style:style style:name="T24" style:family="text">
      <style:text-properties style:text-position="0% 100%" style:font-name="Times New Roman" fo:font-size="12pt" fo:letter-spacing="normal" fo:font-style="normal" officeooo:rsid="0043fdbe" style:font-name-asian="Symbol" style:font-size-asian="12pt" style:font-style-asian="normal" style:font-name-complex="Times New Roman" style:font-size-complex="12pt"/>
    </style:style>
    <style:style style:name="T25" style:family="text">
      <style:text-properties style:text-position="0% 100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26" style:family="text">
      <style:text-properties style:text-position="0% 100%" style:font-name="Times New Roman" fo:font-size="12pt" fo:letter-spacing="normal" fo:font-style="normal" officeooo:rsid="001017ef" style:font-name-asian="Symbol" style:font-size-asian="12pt" style:font-style-asian="normal" style:font-name-complex="Times New Roman" style:font-size-complex="12pt"/>
    </style:style>
    <style:style style:name="T27" style:family="text">
      <style:text-properties style:text-position="0% 100%" style:font-name="Times New Roman" fo:font-size="12pt" fo:letter-spacing="normal" fo:font-style="normal" officeooo:rsid="00455328" style:font-name-asian="Symbol" style:font-size-asian="12pt" style:font-style-asian="normal" style:font-name-complex="Times New Roman" style:font-size-complex="12pt"/>
    </style:style>
    <style:style style:name="T28" style:family="text">
      <style:text-properties style:text-position="0% 100%" style:font-name="Times New Roman" fo:font-size="12pt" fo:letter-spacing="normal" fo:font-style="normal" officeooo:rsid="0027f0bb" style:font-name-asian="Symbol" style:font-size-asian="12pt" style:font-style-asian="normal" style:font-name-complex="Times New Roman" style:font-size-complex="12pt"/>
    </style:style>
    <style:style style:name="T29" style:family="text">
      <style:text-properties style:text-position="0% 100%" style:font-name="Times New Roman" fo:font-size="12pt" fo:letter-spacing="normal" fo:font-style="normal" officeooo:rsid="00123d93" style:font-name-asian="Symbol" style:font-size-asian="12pt" style:font-style-asian="normal" style:font-name-complex="Times New Roman" style:font-size-complex="12pt"/>
    </style:style>
    <style:style style:name="T30" style:family="text">
      <style:text-properties style:text-position="0% 100%" style:font-name="Times New Roman" fo:font-size="12pt" fo:letter-spacing="normal" fo:font-style="normal" officeooo:rsid="0046fb6c" style:font-name-asian="Symbol" style:font-size-asian="12pt" style:font-style-asian="normal" style:font-name-complex="Times New Roman" style:font-size-complex="12pt"/>
    </style:style>
    <style:style style:name="T31" style:family="text">
      <style:text-properties style:text-position="0% 100%" style:font-name="Times New Roman" fo:font-size="12pt" fo:letter-spacing="normal" fo:font-style="normal" officeooo:rsid="0028aedd" style:font-name-asian="Symbol" style:font-size-asian="12pt" style:font-style-asian="normal" style:font-name-complex="Times New Roman" style:font-size-complex="12pt"/>
    </style:style>
    <style:style style:name="T32" style:family="text">
      <style:text-properties style:text-position="0% 100%" style:font-name="Times New Roman" fo:font-size="12pt" fo:letter-spacing="normal" fo:font-style="normal" officeooo:rsid="0028d50d" style:font-name-asian="Symbol" style:font-size-asian="12pt" style:font-style-asian="normal" style:font-name-complex="Times New Roman" style:font-size-complex="12pt"/>
    </style:style>
    <style:style style:name="T33" style:family="text">
      <style:text-properties style:text-position="0% 100%" style:font-name="Times New Roman" fo:font-size="12pt" fo:letter-spacing="normal" fo:font-style="normal" officeooo:rsid="00493772" style:font-name-asian="Symbol" style:font-size-asian="12pt" style:font-style-asian="normal" style:font-name-complex="Times New Roman" style:font-size-complex="12pt"/>
    </style:style>
    <style:style style:name="T34" style:family="text">
      <style:text-properties style:text-position="0% 100%" style:font-name="Times New Roman" fo:font-size="12pt" fo:letter-spacing="normal" fo:font-style="normal" officeooo:rsid="0013b200" style:font-name-asian="Symbol" style:font-size-asian="12pt" style:font-style-asian="normal" style:font-name-complex="Times New Roman" style:font-size-complex="12pt"/>
    </style:style>
    <style:style style:name="T35" style:family="text">
      <style:text-properties style:text-position="0% 100%" style:font-name="Times New Roman" fo:font-size="12pt" fo:letter-spacing="normal" fo:font-style="normal" officeooo:rsid="0017c029" style:font-name-asian="Symbol" style:font-size-asian="12pt" style:font-style-asian="normal" style:font-name-complex="Times New Roman" style:font-size-complex="12pt"/>
    </style:style>
    <style:style style:name="T36" style:family="text">
      <style:text-properties style:text-position="0% 100%" style:font-name="Times New Roman" fo:font-size="12pt" fo:letter-spacing="normal" fo:font-style="normal" officeooo:rsid="0014f71f" style:font-name-asian="Symbol" style:font-size-asian="12pt" style:font-style-asian="normal" style:font-name-complex="Times New Roman" style:font-size-complex="12pt"/>
    </style:style>
    <style:style style:name="T37" style:family="text">
      <style:text-properties style:text-position="0% 100%" style:font-name="Times New Roman" fo:font-size="12pt" fo:letter-spacing="normal" fo:font-style="normal" officeooo:rsid="0035f7f5" style:font-name-asian="Symbol" style:font-size-asian="12pt" style:font-style-asian="normal" style:font-name-complex="Times New Roman" style:font-size-complex="12pt"/>
    </style:style>
    <style:style style:name="T38" style:family="text">
      <style:text-properties style:text-position="0% 100%"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39" style:family="text">
      <style:text-properties style:text-position="0% 100%" style:font-name="Times New Roman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40" style:family="text">
      <style:text-properties style:text-position="0% 100%" style:font-name="Times New Roman" fo:font-size="12pt" fo:letter-spacing="normal" fo:font-style="normal" officeooo:rsid="003482b3" style:font-name-asian="Times New Roman" style:font-size-asian="12pt" style:font-style-asian="normal" style:font-name-complex="Times New Roman" style:font-size-complex="12pt" style:font-style-complex="normal"/>
    </style:style>
    <style:style style:name="T41" style:family="text">
      <style:text-properties style:text-position="0% 100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42" style:family="text">
      <style:text-properties style:text-position="0% 100%" style:font-name="Times New Roman" fo:font-size="12pt" fo:letter-spacing="normal" fo:font-style="normal" officeooo:rsid="002b871e" style:font-size-asian="12pt" style:font-style-asian="normal" style:font-name-complex="Times New Roman" style:font-size-complex="12pt" style:font-style-complex="normal"/>
    </style:style>
    <style:style style:name="T43" style:family="text">
      <style:text-properties style:text-position="0% 100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44" style:family="text">
      <style:text-properties style:text-position="0% 100%" style:font-name="Times New Roman" fo:font-size="12pt" fo:letter-spacing="normal" fo:font-style="normal" officeooo:rsid="0028d50d" style:font-size-asian="12pt" style:font-style-asian="normal" style:font-name-complex="Times New Roman" style:font-size-complex="12pt" style:font-style-complex="normal"/>
    </style:style>
    <style:style style:name="T45" style:family="text">
      <style:text-properties style:text-position="0% 100%" style:font-name="Times New Roman" fo:font-size="12pt" fo:letter-spacing="normal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46" style:family="text">
      <style:text-properties style:text-position="0% 100%" style:font-name="Times New Roman" fo:font-size="12pt" fo:letter-spacing="normal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47" style:family="text">
      <style:text-properties style:text-position="0% 100%" style:font-name="Times New Roman" fo:font-size="12pt" fo:letter-spacing="normal" fo:font-style="italic" officeooo:rsid="003482b3" style:font-name-asian="Times New Roman" style:font-size-asian="12pt" style:font-style-asian="italic" style:font-name-complex="Times New Roman" style:font-size-complex="12pt" style:font-style-complex="italic"/>
    </style:style>
    <style:style style:name="T48" style:family="text">
      <style:text-properties style:text-position="0% 100%"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49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50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51" style:family="text">
      <style:text-properties style:text-position="0% 100%" style:font-name="Times New Roman" fo:font-size="12pt" fo:letter-spacing="normal" fo:language="uk" fo:country="UA" fo:font-style="normal" officeooo:rsid="0017c029" style:font-name-asian="Symbol" style:font-size-asian="12pt" style:font-style-asian="normal" style:font-name-complex="Times New Roman" style:font-size-complex="12pt"/>
    </style:style>
    <style:style style:name="T52" style:family="text">
      <style:text-properties style:text-position="0% 100%" style:font-name="Times New Roman" fo:font-size="12pt" fo:letter-spacing="normal" fo:language="uk" fo:country="UA" fo:font-style="normal" officeooo:rsid="00339a37" style:font-name-asian="Symbol" style:font-size-asian="12pt" style:font-style-asian="normal" style:font-name-complex="Times New Roman" style:font-size-complex="12pt"/>
    </style:style>
    <style:style style:name="T53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" style:font-size-complex="12pt"/>
    </style:style>
    <style:style style:name="T54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55" style:family="text">
      <style:text-properties style:text-position="0% 100%" fo:font-size="12pt" style:font-size-asian="12pt" style:font-name-complex="Times New Roman" style:font-size-complex="12pt"/>
    </style:style>
    <style:style style:name="T56" style:family="text">
      <style:text-properties style:text-position="0% 100%" style:font-name="Times New Roman1" fo:font-size="12pt" fo:letter-spacing="normal" fo:font-style="normal" officeooo:rsid="00251091" style:font-name-asian="Times New Roman1" style:font-size-asian="12pt" style:font-style-asian="normal" style:font-name-complex="Times New Roman1" style:font-size-complex="12pt"/>
    </style:style>
    <style:style style:name="T57" style:family="text">
      <style:text-properties style:text-position="0% 100%" style:font-name="Times New Roman1" fo:font-size="12pt" fo:letter-spacing="normal" fo:font-style="normal" officeooo:rsid="0043a078" style:font-name-asian="Times New Roman1" style:font-size-asian="12pt" style:font-style-asian="normal" style:font-name-complex="Times New Roman1" style:font-size-complex="12pt"/>
    </style:style>
    <style:style style:name="T58" style:family="text">
      <style:text-properties style:text-position="0% 100%" style:font-name="Times New Roman1" fo:font-size="12pt" fo:letter-spacing="normal" fo:language="uk" fo:country="UA" fo:font-style="normal" officeooo:rsid="0021afde" style:font-name-asian="Symbol" style:font-size-asian="12pt" style:font-style-asian="normal" style:font-name-complex="Times New Roman" style:font-size-complex="12pt"/>
    </style:style>
    <style:style style:name="T59" style:family="text">
      <style:text-properties style:font-name="Times New Roman"/>
    </style:style>
    <style:style style:name="T60" style:family="text">
      <style:text-properties style:font-name="Times New Roman" fo:font-size="12pt" style:font-size-asian="12pt" style:font-name-complex="Times New Roman" style:font-size-complex="12pt"/>
    </style:style>
    <style:style style:name="T61" style:family="text">
      <style:text-properties style:font-name="Times New Roman" fo:font-size="12pt" style:font-size-asian="12pt" style:font-size-complex="12pt"/>
    </style:style>
    <style:style style:name="T62" style:family="text">
      <style:text-properties style:font-name="Times New Roman" fo:font-size="12pt" officeooo:rsid="0014f71f" style:font-size-asian="12pt" style:font-size-complex="12pt"/>
    </style:style>
    <style:style style:name="T63" style:family="text">
      <style:text-properties style:font-name="Times New Roman" fo:font-size="12pt" officeooo:rsid="00174e50" style:font-size-asian="12pt" style:font-size-complex="12pt"/>
    </style:style>
    <style:style style:name="T64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65" style:family="text">
      <style:text-properties style:font-name="Times New Roman" fo:font-size="12pt" fo:letter-spacing="normal" style:font-size-asian="12pt" style:font-name-complex="Times New Roman" style:font-size-complex="12pt"/>
    </style:style>
    <style:style style:name="T66" style:family="text">
      <style:text-properties style:font-name="Times New Roman" fo:font-size="12pt" fo:letter-spacing="normal" officeooo:rsid="002b871e" style:font-size-asian="12pt" style:font-name-complex="Times New Roman" style:font-size-complex="12pt"/>
    </style:style>
    <style:style style:name="T67" style:family="text">
      <style:text-properties style:font-name="Times New Roman" fo:font-size="12pt" fo:letter-spacing="normal" officeooo:rsid="0028aedd" style:font-size-asian="12pt" style:font-name-complex="Times New Roman" style:font-size-complex="12pt"/>
    </style:style>
    <style:style style:name="T68" style:family="text">
      <style:text-properties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69" style:family="text">
      <style:text-properties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70" style:family="text">
      <style:text-properties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71" style:family="text">
      <style:text-properties style:text-position="sub 58%"/>
    </style:style>
    <style:style style:name="T72" style:family="text">
      <style:text-properties style:text-position="sub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73" style:family="text">
      <style:text-properties style:text-position="sub 58%" style:font-name="Times New Roman" fo:font-size="12pt" fo:letter-spacing="normal" fo:font-style="normal" officeooo:rsid="00233cd7" style:font-name-asian="Symbol" style:font-size-asian="12pt" style:font-style-asian="normal" style:font-name-complex="Times New Roman" style:font-size-complex="12pt"/>
    </style:style>
    <style:style style:name="T74" style:family="text">
      <style:text-properties style:text-position="sub 58%" style:font-name="Times New Roman" fo:font-size="12pt" fo:letter-spacing="normal" fo:font-style="normal" officeooo:rsid="00244f71" style:font-name-asian="Symbol" style:font-size-asian="12pt" style:font-style-asian="normal" style:font-name-complex="Times New Roman" style:font-size-complex="12pt"/>
    </style:style>
    <style:style style:name="T75" style:family="text">
      <style:text-properties style:text-position="sub 58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76" style:family="text">
      <style:text-properties style:text-position="sub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77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78" style:family="text">
      <style:text-properties style:text-position="sub 58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79" style:family="text">
      <style:text-properties style:text-position="sub 58%" style:font-name="Times New Roman" fo:font-size="12pt" fo:letter-spacing="normal" fo:language="uk" fo:country="UA" fo:font-style="normal" officeooo:rsid="001ace56" style:font-name-asian="Symbol" style:font-size-asian="12pt" style:font-style-asian="normal" style:font-name-complex="Times New Roman" style:font-size-complex="12pt"/>
    </style:style>
    <style:style style:name="T80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81" style:family="text">
      <style:text-properties style:text-position="sub 58%" fo:font-size="12pt" style:font-size-asian="12pt" style:font-name-complex="Times New Roman" style:font-size-complex="12pt"/>
    </style:style>
    <style:style style:name="T82" style:family="text">
      <style:text-properties style:text-position="sub 58%" fo:font-size="12pt" officeooo:rsid="0019391b" style:font-size-asian="12pt" style:font-name-complex="Times New Roman" style:font-size-complex="12pt"/>
    </style:style>
    <style:style style:name="T83" style:family="text">
      <style:text-properties style:text-position="sub 58%" fo:font-size="12pt" officeooo:rsid="001e7901" style:font-size-asian="12pt" style:font-name-complex="Times New Roman" style:font-size-complex="12pt"/>
    </style:style>
    <style:style style:name="T84" style:family="text">
      <style:text-properties style:text-position="super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85" style:family="text">
      <style:text-properties style:text-position="super 58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86" style:family="text">
      <style:text-properties style:text-position="super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87" style:family="text">
      <style:text-properties style:text-position="super 58%" style:font-name="Times New Roman" fo:font-size="12pt" fo:letter-spacing="normal" fo:font-style="normal" officeooo:rsid="0028d50d" style:font-name-asian="Symbol" style:font-size-asian="12pt" style:font-style-asian="normal" style:font-name-complex="Times New Roman" style:font-size-complex="12pt"/>
    </style:style>
    <style:style style:name="T88" style:family="text">
      <style:text-properties style:text-position="super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89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90" style:family="text">
      <style:text-properties style:text-position="super 58%" fo:font-size="12pt" style:font-size-asian="12pt" style:font-name-complex="Times New Roman" style:font-size-complex="12pt"/>
    </style:style>
    <style:style style:name="T91" style:family="text">
      <style:text-properties officeooo:rsid="000c911a"/>
    </style:style>
    <style:style style:name="T92" style:family="text">
      <style:text-properties officeooo:rsid="000f3f0e"/>
    </style:style>
    <style:style style:name="T93" style:family="text">
      <style:text-properties fo:font-size="12pt" style:font-size-asian="12pt" style:font-name-complex="Times New Roman" style:font-size-complex="12pt"/>
    </style:style>
    <style:style style:name="T94" style:family="text">
      <style:text-properties fo:font-size="12pt" officeooo:rsid="0028aedd" style:font-size-asian="12pt" style:font-name-complex="Times New Roman" style:font-size-complex="12pt"/>
    </style:style>
    <style:style style:name="T95" style:family="text">
      <style:text-properties fo:language="uk" fo:country="UA" officeooo:rsid="001823a6"/>
    </style:style>
    <style:style style:name="T96" style:family="text">
      <style:text-properties fo:language="uk" fo:country="UA" fo:font-style="italic" officeooo:rsid="001823a6" style:font-style-asian="italic" style:font-style-complex="italic"/>
    </style:style>
    <style:style style:name="T97" style:family="text">
      <style:text-properties fo:language="uk" fo:country="UA" officeooo:rsid="002bdf2f"/>
    </style:style>
    <style:style style:name="T98" style:family="text">
      <style:text-properties fo:language="uk" fo:country="UA" officeooo:rsid="0028aedd"/>
    </style:style>
    <style:style style:name="T99" style:family="text">
      <style:text-properties officeooo:rsid="0028aedd"/>
    </style:style>
    <style:style style:name="T100" style:family="text">
      <style:text-properties officeooo:rsid="002bc570"/>
    </style:style>
    <style:style style:name="T101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  <style:style style:name="T102" style:family="text">
      <style:text-properties officeooo:rsid="0014f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Варіант №<text:span text:style-name="T100">56</text:span></text:p>
      <text:p text:style-name="P15"><text:span text:style-name="Основной_20_текст4"><text:span text:style-name="T12">Застереження. </text:span></text:span></text:p>
      <text:p text:style-name="P15"><text:span text:style-name="Основной_20_текст4"><text:span text:style-name="T13">І. </text:span></text:span><text:span text:style-name="Основной_20_текст4"><text:span text:style-name="T12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4">(кожен крок рішення у нетривіальних випадках повинен бути пояснений, </text:span></text:span><text:span text:style-name="Основной_20_текст4"><text:span text:style-name="T15">насамперед – у задачах №6-№</text:span></text:span><text:span text:style-name="Основной_20_текст4"><text:span text:style-name="T37">24</text:span></text:span><text:span text:style-name="Основной_20_текст4"><text:span text:style-name="T14">)</text:span></text:span><text:span text:style-name="Основной_20_текст4"><text:span text:style-name="T12"> і чіткість </text:span></text:span><text:span text:style-name="Основной_20_текст4"><text:span text:style-name="T16">міркувань; 3) оригінальність рішення (</text:span></text:span><text:span text:style-name="Основной_20_текст4"><text:span text:style-name="T17">зокрема,</text:span></text:span><text:span text:style-name="Основной_20_текст4"><text:span text:style-name="T16"> по відношенню до робіт </text:span></text:span><text:span text:style-name="Основной_20_текст4"><text:span text:style-name="T18">своїх колег</text:span></text:span><text:span text:style-name="Основной_20_текст4"><text:span text:style-name="T16">); 4) акуратність роботи </text:span></text:span><text:span text:style-name="Основной_20_текст4"><text:span text:style-name="T14">(</text:span></text:span><text:span text:style-name="Основной_20_текст4"><text:span text:style-name="T16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4">(якщо писати каліграфічно не можете – пишіть друкованими символами</text:span></text:span><text:span text:style-name="Основной_20_текст4"><text:span text:style-name="T16">), </text:span></text:span><text:span text:style-name="Основной_20_текст4"><text:span text:style-name="T14">без незрозумілих скорочень).</text:span></text:span></text:p>
      <text:p text:style-name="P32"><text:span text:style-name="Основной_20_текст4"><text:span text:style-name="T13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19">(за запізнення оцінка зменшується у залежності від </text:span></text:span><text:span text:style-name="Основной_20_текст4"><text:span text:style-name="T22">величини </text:span></text:span><text:span text:style-name="Основной_20_текст4"><text:span text:style-name="T19">часу запізнення)</text:span></text:span><text:span text:style-name="Основной_20_текст4"><text:span text:style-name="T13">. </text:span></text:span><text:span text:style-name="Основной_20_текст4"><text:span text:style-name="T19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2">і номер варіанту</text:span></text:span><text:span text:style-name="Основной_20_текст4"><text:span text:style-name="T19">.</text:span></text:span></text:p>
      <text:p text:style-name="P32"><text:span text:style-name="Основной_20_текст4"><text:span text:style-name="T19"/></text:span></text:p>
      <text:p text:style-name="P1"><text:span text:style-name="T59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1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4"/>
          </table:table-cell>
          <table:table-cell table:style-name="Таблиця3.A1" office:value-type="string">
            <text:p text:style-name="P35">2</text:p>
          </table:table-cell>
          <table:table-cell table:style-name="Таблиця3.A1" office:value-type="string">
            <text:p text:style-name="P36">1</text:p>
          </table:table-cell>
          <table:table-cell table:style-name="Таблиця3.A1" office:value-type="string">
            <text:p text:style-name="P36">2</text:p>
          </table:table-cell>
          <table:table-cell table:style-name="Таблиця3.E1" office:value-type="string">
            <text:p text:style-name="P35">1</text:p>
          </table:table-cell>
        </table:table-row>
        <table:table-row table:style-name="Таблиця3.1">
          <table:table-cell table:style-name="Таблиця3.A2" office:value-type="string">
            <text:p text:style-name="P37"><text:span text:style-name="T91">δ</text:span>/<text:span text:style-name="T92">μ</text:span></text:p>
          </table:table-cell>
          <table:table-cell table:style-name="Таблиця3.A2" office:value-type="string">
            <text:p text:style-name="P41"><text:span text:style-name="T93">a</text:span><text:span text:style-name="T81">1</text:span></text:p>
          </table:table-cell>
          <table:table-cell table:style-name="Таблиця3.A2" office:value-type="string">
            <text:p text:style-name="P41"><text:span text:style-name="T93">a</text:span><text:span text:style-name="T81">2</text:span></text:p>
          </table:table-cell>
          <table:table-cell table:style-name="Таблиця3.A2" office:value-type="string">
            <text:p text:style-name="P41"><text:span text:style-name="T93">a</text:span><text:span text:style-name="T81">3</text:span></text:p>
          </table:table-cell>
          <table:table-cell table:style-name="Таблиця3.E2" office:value-type="string">
            <text:p text:style-name="P41"><text:span text:style-name="T93">a</text:span><text:span text:style-name="T81">4</text:span></text:p>
          </table:table-cell>
        </table:table-row>
        <table:table-row table:style-name="Таблиця3.1">
          <table:table-cell table:style-name="Таблиця3.A2" office:value-type="string">
            <text:p text:style-name="P41"><text:span text:style-name="T55">x</text:span><text:span text:style-name="T81">1</text:span></text:p>
          </table:table-cell>
          <table:table-cell table:style-name="Таблиця3.A2" office:value-type="string">
            <text:p text:style-name="P41"><text:span text:style-name="T55">a</text:span><text:span text:style-name="T82">1</text:span></text:p>
          </table:table-cell>
          <table:table-cell table:style-name="Таблиця3.A2" office:value-type="string">
            <text:p text:style-name="P41"><text:span text:style-name="T55">a</text:span><text:span text:style-name="T82">4</text:span></text:p>
          </table:table-cell>
          <table:table-cell table:style-name="Таблиця3.A2" office:value-type="string">
            <text:p text:style-name="P41"><text:span text:style-name="T55">a</text:span><text:span text:style-name="T81">4</text:span></text:p>
          </table:table-cell>
          <table:table-cell table:style-name="Таблиця3.E2" office:value-type="string">
            <text:p text:style-name="P41"><text:span text:style-name="T55">a</text:span><text:span text:style-name="T81">3</text:span></text:p>
          </table:table-cell>
        </table:table-row>
        <table:table-row table:style-name="Таблиця3.1">
          <table:table-cell table:style-name="Таблиця3.A2" office:value-type="string">
            <text:p text:style-name="P41"><text:span text:style-name="T55">x</text:span><text:span text:style-name="T81">2</text:span></text:p>
          </table:table-cell>
          <table:table-cell table:style-name="Таблиця3.A2" office:value-type="string">
            <text:p text:style-name="P41"><text:span text:style-name="T55">a</text:span><text:span text:style-name="T81">4</text:span></text:p>
          </table:table-cell>
          <table:table-cell table:style-name="Таблиця3.A2" office:value-type="string">
            <text:p text:style-name="P41"><text:span text:style-name="T55">a</text:span><text:span text:style-name="T82">2</text:span></text:p>
          </table:table-cell>
          <table:table-cell table:style-name="Таблиця3.A2" office:value-type="string">
            <text:p text:style-name="P41"><text:span text:style-name="T55">a</text:span><text:span text:style-name="T81">2</text:span></text:p>
          </table:table-cell>
          <table:table-cell table:style-name="Таблиця3.E2" office:value-type="string">
            <text:p text:style-name="P41"><text:span text:style-name="T55">a</text:span><text:span text:style-name="T81">1</text:span></text:p>
          </table:table-cell>
        </table:table-row>
      </table:table>
      <text:p text:style-name="P7"/>
      <text:p text:style-name="P4"><text:span text:style-name="Основной_20_текст4"><text:span text:style-name="T2">2. </text:span></text:span><text:span text:style-name="Основной_20_текст4"><text:span text:style-name="T49">Побудувати автомат Мура, еквiвалентний заданому автомату Мiлi:</text:span></text:span></text:p>
      <text:p text:style-name="P33"/>
      <table:table table:name="Таблиця17" table:style-name="Таблиця17">
        <table:table-column table:style-name="Таблиця17.A" table:number-columns-repeated="4"/>
        <table:table-row table:style-name="TableLine94281333060608">
          <table:table-cell table:style-name="Таблиця17.A1" office:value-type="string">
            <text:p text:style-name="P29"><text:span text:style-name="Основной_20_текст4"><text:span text:style-name="T49">δ</text:span></text:span></text:p>
          </table:table-cell>
          <table:table-cell table:style-name="Таблиця17.A1" office:value-type="string">
            <text:p text:style-name="P40">1</text:p>
          </table:table-cell>
          <table:table-cell table:style-name="Таблиця17.A1" office:value-type="string">
            <text:p text:style-name="P40">2</text:p>
          </table:table-cell>
          <table:table-cell table:style-name="Таблиця17.D1" office:value-type="string">
            <text:p text:style-name="P40">3</text:p>
          </table:table-cell>
        </table:table-row>
        <table:table-row table:style-name="TableLine94281281006352">
          <table:table-cell table:style-name="Таблиця17.A2" office:value-type="string">
            <text:p text:style-name="P40">х<text:span text:style-name="T71">1</text:span></text:p>
          </table:table-cell>
          <table:table-cell table:style-name="Таблиця17.A2" office:value-type="string">
            <text:p text:style-name="P40">2</text:p>
          </table:table-cell>
          <table:table-cell table:style-name="Таблиця17.A2" office:value-type="string">
            <text:p text:style-name="P40">1</text:p>
          </table:table-cell>
          <table:table-cell table:style-name="Таблиця17.D2" office:value-type="string">
            <text:p text:style-name="P40">3</text:p>
          </table:table-cell>
        </table:table-row>
        <table:table-row table:style-name="TableLine94281279274160">
          <table:table-cell table:style-name="Таблиця17.A2" office:value-type="string">
            <text:p text:style-name="P40">х<text:span text:style-name="T71">2</text:span></text:p>
          </table:table-cell>
          <table:table-cell table:style-name="Таблиця17.A2" office:value-type="string">
            <text:p text:style-name="P40">1</text:p>
          </table:table-cell>
          <table:table-cell table:style-name="Таблиця17.A2" office:value-type="string">
            <text:p text:style-name="P40">3</text:p>
          </table:table-cell>
          <table:table-cell table:style-name="Таблиця17.D2" office:value-type="string">
            <text:p text:style-name="P40">2</text:p>
          </table:table-cell>
        </table:table-row>
      </table:table>
      <text:p text:style-name="P12"/>
      <table:table table:name="Таблиця18" table:style-name="Таблиця18">
        <table:table-column table:style-name="Таблиця18.A" table:number-columns-repeated="4"/>
        <table:table-row table:style-name="TableLine94281333443088">
          <table:table-cell table:style-name="Таблиця18.A1" office:value-type="string">
            <text:p text:style-name="P29"><text:span text:style-name="Основной_20_текст4"><text:span text:style-name="T49">λ</text:span></text:span></text:p>
          </table:table-cell>
          <table:table-cell table:style-name="Таблиця18.A1" office:value-type="string">
            <text:p text:style-name="P40">1</text:p>
          </table:table-cell>
          <table:table-cell table:style-name="Таблиця18.A1" office:value-type="string">
            <text:p text:style-name="P40">2</text:p>
          </table:table-cell>
          <table:table-cell table:style-name="Таблиця18.D1" office:value-type="string">
            <text:p text:style-name="P40">3</text:p>
          </table:table-cell>
        </table:table-row>
        <table:table-row table:style-name="TableLine94281336308816">
          <table:table-cell table:style-name="Таблиця18.A2" office:value-type="string">
            <text:p text:style-name="P40">х<text:span text:style-name="T71">1</text:span></text:p>
          </table:table-cell>
          <table:table-cell table:style-name="Таблиця18.A2" office:value-type="string">
            <text:p text:style-name="P40">1</text:p>
          </table:table-cell>
          <table:table-cell table:style-name="Таблиця18.A2" office:value-type="string">
            <text:p text:style-name="P40">2</text:p>
          </table:table-cell>
          <table:table-cell table:style-name="Таблиця18.D2" office:value-type="string">
            <text:p text:style-name="P40">2</text:p>
          </table:table-cell>
        </table:table-row>
        <table:table-row table:style-name="TableLine94281336273584">
          <table:table-cell table:style-name="Таблиця18.A2" office:value-type="string">
            <text:p text:style-name="P40">х<text:span text:style-name="T71">2</text:span></text:p>
          </table:table-cell>
          <table:table-cell table:style-name="Таблиця18.A2" office:value-type="string">
            <text:p text:style-name="P40">1</text:p>
          </table:table-cell>
          <table:table-cell table:style-name="Таблиця18.A2" office:value-type="string">
            <text:p text:style-name="P40">1</text:p>
          </table:table-cell>
          <table:table-cell table:style-name="Таблиця18.D2" office:value-type="string">
            <text:p text:style-name="P40">2</text:p>
          </table:table-cell>
        </table:table-row>
      </table:table>
      <text:p text:style-name="P4"><text:span text:style-name="Основной_20_текст4"><text:span text:style-name="T50"/></text:span></text:p>
      <text:p text:style-name="P3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38"><text:span text:style-name="T91">δ</text:span>/<text:span text:style-name="T91">λ</text:span></text:p>
          </table:table-cell>
          <table:table-cell table:style-name="Таблиця1.A1" office:value-type="string">
            <text:p text:style-name="P41"><text:span text:style-name="T93">a</text:span><text:span text:style-name="T81">1</text:span></text:p>
          </table:table-cell>
          <table:table-cell table:style-name="Таблиця1.A1" office:value-type="string">
            <text:p text:style-name="P41"><text:span text:style-name="T93">a</text:span><text:span text:style-name="T81">2</text:span></text:p>
          </table:table-cell>
          <table:table-cell table:style-name="Таблиця1.A1" office:value-type="string">
            <text:p text:style-name="P41"><text:span text:style-name="T93">a</text:span><text:span text:style-name="T81">3</text:span></text:p>
          </table:table-cell>
          <table:table-cell table:style-name="Таблиця1.A1" office:value-type="string">
            <text:p text:style-name="P41"><text:span text:style-name="T93">a</text:span><text:span text:style-name="T81">4</text:span></text:p>
          </table:table-cell>
          <table:table-cell table:style-name="Таблиця1.A1" office:value-type="string">
            <text:p text:style-name="P41"><text:span text:style-name="T93">a</text:span><text:span text:style-name="T81">5</text:span></text:p>
          </table:table-cell>
          <table:table-cell table:style-name="Таблиця1.A1" office:value-type="string">
            <text:p text:style-name="P41"><text:span text:style-name="T93">a</text:span><text:span text:style-name="T83">6</text:span></text:p>
          </table:table-cell>
          <table:table-cell table:style-name="Таблиця1.H1" office:value-type="string">
            <text:p text:style-name="P41"><text:span text:style-name="T93">a</text:span><text:span text:style-name="T81">7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55">x</text:span><text:span text:style-name="T81">1</text:span></text:p>
          </table:table-cell>
          <table:table-cell table:style-name="Таблиця1.A2" office:value-type="string">
            <text:p text:style-name="P41"><text:span text:style-name="T55">a</text:span><text:span text:style-name="T83">4</text:span><text:span text:style-name="T55">/1</text:span></text:p>
          </table:table-cell>
          <table:table-cell table:style-name="Таблиця1.A2" office:value-type="string">
            <text:p text:style-name="P41"><text:span text:style-name="T55">a</text:span><text:span text:style-name="T81">3</text:span><text:span text:style-name="T55">/1</text:span></text:p>
          </table:table-cell>
          <table:table-cell table:style-name="Таблиця1.A2" office:value-type="string">
            <text:p text:style-name="P41"><text:span text:style-name="T55">a</text:span><text:span text:style-name="T81">6</text:span><text:span text:style-name="T55">/1</text:span></text:p>
          </table:table-cell>
          <table:table-cell table:style-name="Таблиця1.A2" office:value-type="string">
            <text:p text:style-name="P41"><text:span text:style-name="T55">a</text:span><text:span text:style-name="T81">3</text:span><text:span text:style-name="T55">/1</text:span></text:p>
          </table:table-cell>
          <table:table-cell table:style-name="Таблиця1.A2" office:value-type="string">
            <text:p text:style-name="P41"><text:span text:style-name="T55">a</text:span><text:span text:style-name="T81">3</text:span><text:span text:style-name="T55">/1</text:span></text:p>
          </table:table-cell>
          <table:table-cell table:style-name="Таблиця1.A2" office:value-type="string">
            <text:p text:style-name="P41"><text:span text:style-name="T55">a</text:span><text:span text:style-name="T81">2</text:span><text:span text:style-name="T55">/1</text:span></text:p>
          </table:table-cell>
          <table:table-cell table:style-name="Таблиця1.H2" office:value-type="string">
            <text:p text:style-name="P41"><text:span text:style-name="T55">a</text:span><text:span text:style-name="T81">3</text:span><text:span text:style-name="T55">/1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55">x</text:span><text:span text:style-name="T81">2</text:span></text:p>
          </table:table-cell>
          <table:table-cell table:style-name="Таблиця1.A2" office:value-type="string">
            <text:p text:style-name="P41"><text:span text:style-name="T55">a</text:span><text:span text:style-name="T83">6</text:span><text:span text:style-name="T55">/2</text:span></text:p>
          </table:table-cell>
          <table:table-cell table:style-name="Таблиця1.A2" office:value-type="string">
            <text:p text:style-name="P41"><text:span text:style-name="T55">a</text:span><text:span text:style-name="T81">5</text:span><text:span text:style-name="T55">/2</text:span></text:p>
          </table:table-cell>
          <table:table-cell table:style-name="Таблиця1.A2" office:value-type="string">
            <text:p text:style-name="P41"><text:span text:style-name="T55">a</text:span><text:span text:style-name="T81">3</text:span><text:span text:style-name="T55">/2</text:span></text:p>
          </table:table-cell>
          <table:table-cell table:style-name="Таблиця1.A2" office:value-type="string">
            <text:p text:style-name="P41"><text:span text:style-name="T55">a</text:span><text:span text:style-name="T81">7</text:span><text:span text:style-name="T55">/2</text:span></text:p>
          </table:table-cell>
          <table:table-cell table:style-name="Таблиця1.A2" office:value-type="string">
            <text:p text:style-name="P41"><text:span text:style-name="T55">a</text:span><text:span text:style-name="T81">4</text:span><text:span text:style-name="T55">/2</text:span></text:p>
          </table:table-cell>
          <table:table-cell table:style-name="Таблиця1.A2" office:value-type="string">
            <text:p text:style-name="P41"><text:span text:style-name="T55">a</text:span><text:span text:style-name="T81">1</text:span><text:span text:style-name="T55">/2</text:span></text:p>
          </table:table-cell>
          <table:table-cell table:style-name="Таблиця1.H2" office:value-type="string">
            <text:p text:style-name="P41"><text:span text:style-name="T55">a</text:span><text:span text:style-name="T81">2</text:span><text:span text:style-name="T55">/2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55">x</text:span><text:span text:style-name="T81">3</text:span></text:p>
          </table:table-cell>
          <table:table-cell table:style-name="Таблиця1.A2" office:value-type="string">
            <text:p text:style-name="P41"><text:span text:style-name="T55">a</text:span><text:span text:style-name="T83">5</text:span><text:span text:style-name="T55">/2</text:span></text:p>
          </table:table-cell>
          <table:table-cell table:style-name="Таблиця1.A2" office:value-type="string">
            <text:p text:style-name="P41"><text:span text:style-name="T55">a</text:span><text:span text:style-name="T81">4</text:span><text:span text:style-name="T55">/1</text:span></text:p>
          </table:table-cell>
          <table:table-cell table:style-name="Таблиця1.A2" office:value-type="string">
            <text:p text:style-name="P41"><text:span text:style-name="T55">a</text:span><text:span text:style-name="T81">3</text:span><text:span text:style-name="T55">/1</text:span></text:p>
          </table:table-cell>
          <table:table-cell table:style-name="Таблиця1.A2" office:value-type="string">
            <text:p text:style-name="P41"><text:span text:style-name="T55">a</text:span><text:span text:style-name="T81">2</text:span><text:span text:style-name="T55">/1</text:span></text:p>
          </table:table-cell>
          <table:table-cell table:style-name="Таблиця1.A2" office:value-type="string">
            <text:p text:style-name="P41"><text:span text:style-name="T55">a</text:span><text:span text:style-name="T81">5</text:span><text:span text:style-name="T55">/1</text:span></text:p>
          </table:table-cell>
          <table:table-cell table:style-name="Таблиця1.A2" office:value-type="string">
            <text:p text:style-name="P41"><text:span text:style-name="T55">a</text:span><text:span text:style-name="T81">7</text:span><text:span text:style-name="T55">/2</text:span></text:p>
          </table:table-cell>
          <table:table-cell table:style-name="Таблиця1.H2" office:value-type="string">
            <text:p text:style-name="P41"><text:span text:style-name="T55">a</text:span><text:span text:style-name="T81">4</text:span><text:span text:style-name="T55">/1</text:span></text:p>
          </table:table-cell>
        </table:table-row>
      </table:table>
      <text:p text:style-name="P31"/>
      <text:p text:style-name="P22"><text:span text:style-name="Основной_20_текст4"><text:span text:style-name="T3">4. </text:span></text:span><text:span text:style-name="Основной_20_текст4"><text:span text:style-name="T54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77">1</text:span></text:span><text:span text:style-name="Основной_20_текст4"><text:span text:style-name="T54"> i A</text:span></text:span><text:span text:style-name="Основной_20_текст4"><text:span text:style-name="T77">2</text:span></text:span><text:span text:style-name="Основной_20_текст4"><text:span text:style-name="T54">.</text:span></text:span></text:p>
      <text:p text:style-name="P27"><text:span text:style-name="Основной_20_текст4"><text:span text:style-name="T53"/></text:span></text:p>
      <text:p text:style-name="P27"><text:span text:style-name="Основной_20_текст4"><text:span text:style-name="T49">A</text:span></text:span><text:span text:style-name="Основной_20_текст4"><text:span text:style-name="T78">1</text:span></text:span><text:span text:style-name="Основной_20_текст4"><text:span text:style-name="T49">:</text:span></text:span></text:p>
      <text:p text:style-name="P27"><text:span text:style-name="Основной_20_текст4"><text:span text:style-name="T49"/></text:span></text:p>
      <table:table table:name="Таблиця8" table:style-name="Таблиця8">
        <table:table-column table:style-name="Таблиця8.A" table:number-columns-repeated="9"/>
        <table:table-column table:style-name="Таблиця8.J"/>
        <table:table-row table:style-name="TableLine94281353373408">
          <table:table-cell table:style-name="Таблиця8.A1" office:value-type="string">
            <text:p text:style-name="P28"><text:span text:style-name="Основной_20_текст4"><text:span text:style-name="T49">δ</text:span></text:span><text:span text:style-name="Основной_20_текст4"><text:span text:style-name="T78">1</text:span></text:span><text:span text:style-name="Основной_20_текст4"><text:span text:style-name="T49">/λ</text:span></text:span><text:span text:style-name="Основной_20_текст4"><text:span text:style-name="T78">1</text:span></text:span></text:p>
          </table:table-cell>
          <table:table-cell table:style-name="Таблиця8.A1" office:value-type="string">
            <text:p text:style-name="P39">1</text:p>
          </table:table-cell>
          <table:table-cell table:style-name="Таблиця8.A1" office:value-type="string">
            <text:p text:style-name="P39">2</text:p>
          </table:table-cell>
          <table:table-cell table:style-name="Таблиця8.A1" office:value-type="string">
            <text:p text:style-name="P39">3</text:p>
          </table:table-cell>
          <table:table-cell table:style-name="Таблиця8.A1" office:value-type="string">
            <text:p text:style-name="P39">4</text:p>
          </table:table-cell>
          <table:table-cell table:style-name="Таблиця8.A1" office:value-type="string">
            <text:p text:style-name="P39">5</text:p>
          </table:table-cell>
          <table:table-cell table:style-name="Таблиця8.A1" office:value-type="string">
            <text:p text:style-name="P39">6</text:p>
          </table:table-cell>
          <table:table-cell table:style-name="Таблиця8.A1" office:value-type="string">
            <text:p text:style-name="P39">7</text:p>
          </table:table-cell>
          <table:table-cell table:style-name="Таблиця8.A1" office:value-type="string">
            <text:p text:style-name="P39">8</text:p>
          </table:table-cell>
          <table:table-cell table:style-name="Таблиця8.J1" office:value-type="string">
            <text:p text:style-name="P39">9</text:p>
          </table:table-cell>
        </table:table-row>
        <text:soft-page-break/>
        <table:table-row table:style-name="TableLine94281335904000">
          <table:table-cell table:style-name="Таблиця8.A2" office:value-type="string">
            <text:p text:style-name="P39">х<text:span text:style-name="T71">1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6/1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1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5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6/1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8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6/1</text:span></text:span></text:p>
          </table:table-cell>
          <table:table-cell table:style-name="Таблиця8.J2" office:value-type="string">
            <text:p text:style-name="P28"><text:span text:style-name="Основной_20_текст4"><text:span text:style-name="T49">6/2</text:span></text:span></text:p>
          </table:table-cell>
        </table:table-row>
        <table:table-row table:style-name="TableLine94281354372080">
          <table:table-cell table:style-name="Таблиця8.A2" office:value-type="string">
            <text:p text:style-name="P39">х<text:span text:style-name="T71">2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3/1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7/1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3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3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7/1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7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7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4/1</text:span></text:span></text:p>
          </table:table-cell>
          <table:table-cell table:style-name="Таблиця8.J2" office:value-type="string">
            <text:p text:style-name="P28"><text:span text:style-name="Основной_20_текст4"><text:span text:style-name="T49">4/1</text:span></text:span></text:p>
          </table:table-cell>
        </table:table-row>
        <table:table-row table:style-name="TableLine94281336338384">
          <table:table-cell table:style-name="Таблиця8.A2" office:value-type="string">
            <text:p text:style-name="P39">х<text:span text:style-name="T71">3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3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9/1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2/1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6/2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6/1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2/1</text:span></text:span></text:p>
          </table:table-cell>
          <table:table-cell table:style-name="Таблиця8.A2" office:value-type="string">
            <text:p text:style-name="P28"><text:span text:style-name="Основной_20_текст4"><text:span text:style-name="T49">6/2</text:span></text:span></text:p>
          </table:table-cell>
          <table:table-cell table:style-name="Таблиця8.J2" office:value-type="string">
            <text:p text:style-name="P28"><text:span text:style-name="Основной_20_текст4"><text:span text:style-name="T49">4/2</text:span></text:span></text:p>
          </table:table-cell>
        </table:table-row>
      </table:table>
      <text:p text:style-name="P27"><text:span text:style-name="Основной_20_текст4"><text:span text:style-name="T49"/></text:span></text:p>
      <text:p text:style-name="P27"><text:span text:style-name="Основной_20_текст4"><text:span text:style-name="T49">A</text:span></text:span><text:span text:style-name="Основной_20_текст4"><text:span text:style-name="T78">2</text:span></text:span><text:span text:style-name="Основной_20_текст4"><text:span text:style-name="T49">:</text:span></text:span></text:p>
      <text:p text:style-name="P27"><text:span text:style-name="Основной_20_текст4"><text:span text:style-name="T49"/></text:span></text:p>
      <table:table table:name="Таблиця11" table:style-name="Таблиця11">
        <table:table-column table:style-name="Таблиця11.A"/>
        <table:table-column table:style-name="Таблиця11.B" table:number-columns-repeated="4"/>
        <table:table-column table:style-name="Таблиця11.A"/>
        <table:table-column table:style-name="Таблиця11.B"/>
        <table:table-column table:style-name="Таблиця11.H"/>
        <table:table-row table:style-name="TableLine94281335885056">
          <table:table-cell table:style-name="Таблиця11.A1" office:value-type="string">
            <text:p text:style-name="P28"><text:span text:style-name="Основной_20_текст4"><text:span text:style-name="T49">δ</text:span></text:span><text:span text:style-name="Основной_20_текст4"><text:span text:style-name="T79">2</text:span></text:span><text:span text:style-name="Основной_20_текст4"><text:span text:style-name="T49">/λ</text:span></text:span><text:span text:style-name="Основной_20_текст4"><text:span text:style-name="T79">2</text:span></text:span></text:p>
          </table:table-cell>
          <table:table-cell table:style-name="Таблиця11.A1" office:value-type="string">
            <text:p text:style-name="P39">1</text:p>
          </table:table-cell>
          <table:table-cell table:style-name="Таблиця11.A1" office:value-type="string">
            <text:p text:style-name="P39">2</text:p>
          </table:table-cell>
          <table:table-cell table:style-name="Таблиця11.A1" office:value-type="string">
            <text:p text:style-name="P39">3</text:p>
          </table:table-cell>
          <table:table-cell table:style-name="Таблиця11.A1" office:value-type="string">
            <text:p text:style-name="P39">4</text:p>
          </table:table-cell>
          <table:table-cell table:style-name="Таблиця11.A1" office:value-type="string">
            <text:p text:style-name="P39">5</text:p>
          </table:table-cell>
          <table:table-cell table:style-name="Таблиця11.A1" office:value-type="string">
            <text:p text:style-name="P39">6</text:p>
          </table:table-cell>
          <table:table-cell table:style-name="Таблиця11.H1" office:value-type="string">
            <text:p text:style-name="P39">7</text:p>
          </table:table-cell>
        </table:table-row>
        <table:table-row table:style-name="TableLine94281286532688">
          <table:table-cell table:style-name="Таблиця11.A2" office:value-type="string">
            <text:p text:style-name="P39">х<text:span text:style-name="T71">1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6/2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6/2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4/2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6/1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4/2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6/2</text:span></text:span></text:p>
          </table:table-cell>
          <table:table-cell table:style-name="Таблиця11.H2" office:value-type="string">
            <text:p text:style-name="P30"><text:span text:style-name="Основной_20_текст4"><text:span text:style-name="T49">4/2</text:span></text:span></text:p>
          </table:table-cell>
        </table:table-row>
        <table:table-row table:style-name="TableLine94281334833152">
          <table:table-cell table:style-name="Таблиця11.A2" office:value-type="string">
            <text:p text:style-name="P39">х<text:span text:style-name="T71">2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7/1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5/1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7/2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7/1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5/2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5/2</text:span></text:span></text:p>
          </table:table-cell>
          <table:table-cell table:style-name="Таблиця11.H2" office:value-type="string">
            <text:p text:style-name="P30"><text:span text:style-name="Основной_20_текст4"><text:span text:style-name="T49">3/2</text:span></text:span></text:p>
          </table:table-cell>
        </table:table-row>
        <table:table-row table:style-name="TableLine94281341168016">
          <table:table-cell table:style-name="Таблиця11.A2" office:value-type="string">
            <text:p text:style-name="P39">х<text:span text:style-name="T71">3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5/2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3/2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2/1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6/2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1/1</text:span></text:span></text:p>
          </table:table-cell>
          <table:table-cell table:style-name="Таблиця11.A2" office:value-type="string">
            <text:p text:style-name="P30"><text:span text:style-name="Основной_20_текст4"><text:span text:style-name="T49">6/1</text:span></text:span></text:p>
          </table:table-cell>
          <table:table-cell table:style-name="Таблиця11.H2" office:value-type="string">
            <text:p text:style-name="P30"><text:span text:style-name="Основной_20_текст4"><text:span text:style-name="T49">2/1</text:span></text:span></text:p>
          </table:table-cell>
        </table:table-row>
      </table:table>
      <text:p text:style-name="P27"><text:span text:style-name="Основной_20_текст4"><text:span text:style-name="T49"/></text:span></text:p>
      <text:p text:style-name="P22"><text:span text:style-name="Основной_20_текст4"><text:span text:style-name="T52">5. </text:span></text:span><text:span text:style-name="Основной_20_текст4"><text:span text:style-name="T50">Довести, що iзоморфнi автомати є невiдрiзнюваними (еквiвалентними) мiж собою.</text:span></text:span></text:p>
      <text:p text:style-name="P22"><text:span text:style-name="Основной_20_текст4"><text:span text:style-name="T50"/></text:span></text:p>
      <text:p text:style-name="P14"><text:span text:style-name="Основной_20_текст4"><text:span text:style-name="T4">6. </text:span></text:span><text:span text:style-name="Основной_20_текст4"><text:span text:style-name="T6">Нехай Х</text:span></text:span><text:span text:style-name="Основной_20_текст4"><text:span text:style-name="T85">*</text:span></text:span><text:span text:style-name="Основной_20_текст4"><text:span text:style-name="T6"> </text:span></text:span><text:span text:style-name="Основной_20_текст4"><text:span text:style-name="T4">– </text:span></text:span><text:span text:style-name="Основной_20_текст4"><text:span text:style-name="T7">множина всіх слів </text:span></text:span><text:span text:style-name="Основной_20_текст4"><text:span text:style-name="T8">у</text:span></text:span><text:span text:style-name="Основной_20_текст4"><text:span text:style-name="T7"> алфавіті Х. </text:span></text:span><text:span text:style-name="Основной_20_текст4"><text:span text:style-name="T4">Побудувати граф та таблиці переходів і виходів автомата А: {x</text:span></text:span><text:span text:style-name="Основной_20_текст4"><text:span text:style-name="T72">1</text:span></text:span><text:span text:style-name="Основной_20_текст4"><text:span text:style-name="T4">, x</text:span></text:span><text:span text:style-name="Основной_20_текст4"><text:span text:style-name="T72">2</text:span></text:span><text:span text:style-name="Основной_20_текст4"><text:span text:style-name="T4">, x</text:span></text:span><text:span text:style-name="Основной_20_текст4"><text:span text:style-name="T72">3</text:span></text:span><text:span text:style-name="Основной_20_текст4"><text:span text:style-name="T4">, x</text:span></text:span><text:span text:style-name="Основной_20_текст4"><text:span text:style-name="T72">4</text:span></text:span><text:span text:style-name="Основной_20_текст4"><text:span text:style-name="T4">}</text:span></text:span><text:span text:style-name="Основной_20_текст4"><text:span text:style-name="T84">*</text:span></text:span><text:span text:style-name="Основной_20_текст4"><text:span text:style-name="T56">→</text:span></text:span><text:span text:style-name="Основной_20_текст4"><text:span text:style-name="T4">{0, 1}</text:span></text:span><text:span text:style-name="Основной_20_текст4"><text:span text:style-name="T84">*</text:span></text:span><text:span text:style-name="Основной_20_текст4"><text:span text:style-name="T4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73">1</text:span></text:span><text:span text:style-name="Основной_20_текст4"><text:span text:style-name="T4"> – права дужка, x</text:span></text:span><text:span text:style-name="Основной_20_текст4"><text:span text:style-name="T74">2</text:span></text:span><text:span text:style-name="Основной_20_текст4"><text:span text:style-name="T4"> – символ, що позначає кінець виразу, x</text:span></text:span><text:span text:style-name="Основной_20_текст4"><text:span text:style-name="T74">3</text:span></text:span><text:span text:style-name="Основной_20_текст4"><text:span text:style-name="T4"> – ліва дужка, x</text:span></text:span><text:span text:style-name="Основной_20_текст4"><text:span text:style-name="T74">4</text:span></text:span><text:span text:style-name="Основной_20_текст4"><text:span text:style-name="T4"> – будь-який символ, крім лівої і правої дужок та кінця виразу.</text:span></text:span></text:p>
      <text:p text:style-name="P13"><text:span text:style-name="Основной_20_текст4"><text:span text:style-name="T4"/></text:span></text:p>
      <text:p text:style-name="P16"><text:span text:style-name="Основной_20_текст4"><text:span text:style-name="T5">7. </text:span></text:span><text:span text:style-name="Основной_20_текст4"><text:span text:style-name="T24">Написати регулярний вираз, що задає подію </text:span></text:span><text:span text:style-name="Основной_20_текст4"><text:span text:style-name="T25">Р</text:span></text:span><text:span text:style-name="Основной_20_текст4"><text:span text:style-name="T57">∩</text:span></text:span><text:span text:style-name="Основной_20_текст4"><text:span text:style-name="T24">Q в алфавіті Х={0, 1}, де Р – подія, що складається лише з таких слів в алфавіті Х, як</text:span></text:span><text:span text:style-name="Основной_20_текст4"><text:span text:style-name="T26">і</text:span></text:span><text:span text:style-name="Основной_20_текст4"><text:span text:style-name="T24"> </text:span></text:span><text:span text:style-name="Основной_20_текст4"><text:span text:style-name="T28">закінчуються на 00 або 11</text:span></text:span><text:span text:style-name="Основной_20_текст4"><text:span text:style-name="T24">, а Q – </text:span></text:span><text:span text:style-name="Основной_20_текст4"><text:span text:style-name="T27">це множина всіх слів у</text:span></text:span><text:span text:style-name="Основной_20_текст4"><text:span text:style-name="T24"> алфавіті Х, </text:span></text:span><text:span text:style-name="Основной_20_текст4"><text:span text:style-name="T27">які починаються з </text:span></text:span><text:span text:style-name="Основной_20_текст4"><text:span text:style-name="T28">0</text:span></text:span><text:span text:style-name="Основной_20_текст4"><text:span text:style-name="T27">.</text:span></text:span></text:p>
      <text:p text:style-name="P16"><text:span text:style-name="Основной_20_текст4"><text:span text:style-name="T27"/></text:span></text:p>
      <text:p text:style-name="P17"><text:span text:style-name="Основной_20_текст4"><text:span text:style-name="T29">8</text:span></text:span><text:span text:style-name="Основной_20_текст4"><text:span text:style-name="T25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75">1</text:span></text:span><text:span text:style-name="Основной_20_текст4"><text:span text:style-name="T57">∩</text:span></text:span><text:span text:style-name="Основной_20_текст4"><text:span text:style-name="T25">Р</text:span></text:span><text:span text:style-name="Основной_20_текст4"><text:span text:style-name="T75">2</text:span></text:span><text:span text:style-name="Основной_20_текст4"><text:span text:style-name="T25">, де події Р</text:span></text:span><text:span text:style-name="Основной_20_текст4"><text:span text:style-name="T75">1 </text:span></text:span><text:span text:style-name="Основной_20_текст4"><text:span text:style-name="T25">і Р</text:span></text:span><text:span text:style-name="Основной_20_текст4"><text:span text:style-name="T75">2</text:span></text:span><text:span text:style-name="Основной_20_текст4"><text:span text:style-name="T25"> задані регулярними виразами r</text:span></text:span><text:span text:style-name="Основной_20_текст4"><text:span text:style-name="T75">1</text:span></text:span><text:span text:style-name="Основной_20_текст4"><text:span text:style-name="T25"> і r</text:span></text:span><text:span text:style-name="Основной_20_текст4"><text:span text:style-name="T75">2</text:span></text:span><text:span text:style-name="Основной_20_текст4"><text:span text:style-name="T25"> відповідно.</text:span></text:span></text:p>
      <text:p text:style-name="P16"><text:span text:style-name="Основной_20_текст4"><text:span text:style-name="T5"/></text:span></text:p>
      <text:p text:style-name="P24"><text:span text:style-name="T99">9</text:span>. <text:span text:style-name="T95">Нехай подія P зображувана в скінченному автоматі A та </text:span><text:span text:style-name="T96">e</text:span><text:span text:style-name="T95">∉P </text:span><text:span text:style-name="Основной_20_текст_20__28_3_29__20__2b__20_Интервал_20_1_20_pt"><text:span text:style-name="T40">(</text:span></text:span><text:span text:style-name="Основной_20_текст_20__28_3_29__20__2b__20_Интервал_20_1_20_pt"><text:span text:style-name="T47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0">)</text:span></text:span><text:span text:style-name="T95">. Як побудувати новий скінченний автомат A′, що зображує подію P ∪ {</text:span><text:span text:style-name="T96">e</text:span><text:span text:style-name="T95">}?</text:span></text:p>
      <text:p text:style-name="P26"/>
      <text:p text:style-name="P8"><text:span text:style-name="T94">10</text:span><text:span text:style-name="T93">. Нехай для непорожньої події P виконується рівність P</text:span><text:span text:style-name="T90">2</text:span><text:span text:style-name="T93">=P. Довести, що:</text:span></text:p>
      <text:p text:style-name="P5"><text:span text:style-name="T60">(а) </text:span><text:span text:style-name="T64">e</text:span><text:span text:style-name="T60">∈P </text:span><text:span text:style-name="Основной_20_текст_20__28_3_29__20__2b__20_Интервал_20_1_20_pt"><text:span text:style-name="T40">(</text:span></text:span><text:span text:style-name="Основной_20_текст_20__28_3_29__20__2b__20_Интервал_20_1_20_pt"><text:span text:style-name="T47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0">)</text:span></text:span><text:span text:style-name="T60">; (б) P</text:span><text:span text:style-name="T89">*</text:span><text:span text:style-name="T60">=P.</text:span></text:p>
      <text:p text:style-name="P9"/>
      <text:p text:style-name="P24"><text:span text:style-name="T97">1</text:span><text:span text:style-name="T98">1</text:span><text:span text:style-name="T95">. </text:span><text:span text:style-name="Основной_20_текст4"><text:span text:style-name="T23">Нехай Р – нерегулярна подія, R – скінченна подія. Довести, що подія S – нерегулярна: а) S=P</text:span></text:span><text:span text:style-name="Основной_20_текст4"><text:span text:style-name="T39">∪</text:span></text:span><text:span text:style-name="Основной_20_текст4"><text:span text:style-name="T23">R, б) S=P\R.</text:span></text:span></text:p>
      <text:p text:style-name="P16"><text:span text:style-name="Основной_20_текст4"><text:span text:style-name="T65"/></text:span></text:p>
      <text:p text:style-name="P16"><text:span text:style-name="Основной_20_текст4"><text:span text:style-name="T66">1</text:span></text:span><text:span text:style-name="Основной_20_текст4"><text:span text:style-name="T67">2</text:span></text:span><text:span text:style-name="Основной_20_текст4"><text:span text:style-name="T66">. Довести л</text:span></text:span><text:span text:style-name="Основной_20_текст4"><text:span text:style-name="T65">ем</text:span></text:span><text:span text:style-name="Основной_20_текст4"><text:span text:style-name="T66">у</text:span></text:span><text:span text:style-name="Основной_20_текст4"><text:span text:style-name="T65"> “про накачку”: </text:span></text:span><text:span text:style-name="Основной_20_текст4"><text:span text:style-name="T66">д</text:span></text:span><text:span text:style-name="Основной_20_текст4"><text:span text:style-name="T65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68">w</text:span></text:span><text:span text:style-name="Основной_20_текст_20__28_3_29__20__2b__20_Интервал_20_1_20_pt"><text:span text:style-name="T69">∈</text:span></text:span><text:span text:style-name="Основной_20_текст4"><text:span text:style-name="T70">Р можна записати у вигляді <text:s/></text:span></text:span><text:span text:style-name="Основной_20_текст_20__28_3_29__20__2b__20_Интервал_20_1_20_pt"><text:span text:style-name="T68">w=р</text:span></text:span><text:span text:style-name="Основной_20_текст_20__28_3_29__20__2b__20_Интервал_20_1_20_pt"><text:span text:style-name="T76">1</text:span></text:span><text:span text:style-name="Основной_20_текст_20__28_3_29__20__2b__20_Интервал_20_1_20_pt"><text:span text:style-name="T68">рр</text:span></text:span><text:span text:style-name="Основной_20_текст_20__28_3_29__20__2b__20_Интервал_20_1_20_pt"><text:span text:style-name="T76">2</text:span></text:span><text:span text:style-name="Основной_20_текст_20__28_3_29__20__2b__20_Интервал_20_1_20_pt"><text:span text:style-name="T41">, </text:span></text:span><text:span text:style-name="Основной_20_текст_20__28_3_29__20__2b__20_Интервал_20_1_20_pt"><text:span text:style-name="T42">де </text:span></text:span><text:span text:style-name="Основной_20_текст_20__28_3_29__20__2b__20_Интервал_20_1_20_pt"><text:span text:style-name="T48">р</text:span></text:span><text:span text:style-name="Основной_20_текст_20__28_3_29__20__2b__20_Интервал_20_1_20_pt"><text:span text:style-name="T38">≠</text:span></text:span><text:span text:style-name="Основной_20_текст_20__28_3_29__20__2b__20_Интервал_20_1_20_pt"><text:span text:style-name="T46">е</text:span></text:span><text:span text:style-name="Основной_20_текст_20__28_3_29__20__2b__20_Интервал_20_1_20_pt"><text:span text:style-name="T47"> </text:span></text:span><text:span text:style-name="Основной_20_текст_20__28_3_29__20__2b__20_Интервал_20_1_20_pt"><text:span text:style-name="T40">(</text:span></text:span><text:span text:style-name="Основной_20_текст_20__28_3_29__20__2b__20_Интервал_20_1_20_pt"><text:span text:style-name="T47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0">)</text:span></text:span><text:span text:style-name="Основной_20_текст_20__28_3_29__20__2b__20_Интервал_20_1_20_pt"><text:span text:style-name="T41">, так, що для всіх k = 0, 1, 2, ... виконуватиметься </text:span></text:span><text:span text:style-name="Основной_20_текст_20__28_3_29__20__2b__20_Интервал_20_1_20_pt"><text:span text:style-name="T48">р</text:span></text:span><text:span text:style-name="Основной_20_текст_20__28_3_29__20__2b__20_Интервал_20_1_20_pt"><text:span text:style-name="T76">1</text:span></text:span><text:span text:style-name="Основной_20_текст_20__28_3_29__20__2b__20_Интервал_20_1_20_pt"><text:span text:style-name="T48">р</text:span></text:span><text:span text:style-name="Основной_20_текст_20__28_3_29__20__2b__20_Интервал_20_1_20_pt"><text:span text:style-name="T88">k</text:span></text:span><text:span text:style-name="Основной_20_текст_20__28_3_29__20__2b__20_Интервал_20_1_20_pt"><text:span text:style-name="T48">р</text:span></text:span><text:span text:style-name="Основной_20_текст_20__28_3_29__20__2b__20_Интервал_20_1_20_pt"><text:span text:style-name="T76">2</text:span></text:span><text:span text:style-name="Основной_20_текст_20__28_3_29__20__2b__20_Интервал_20_1_20_pt"><text:span text:style-name="T38">∈</text:span></text:span><text:span text:style-name="Основной_20_текст4"><text:span text:style-name="T1">Р.</text:span></text:span></text:p>
      <text:p text:style-name="P16"><text:span text:style-name="Основной_20_текст4"><text:span text:style-name="T1"/></text:span></text:p>
      <text:p text:style-name="P16"><text:span text:style-name="Основной_20_текст4"><text:span text:style-name="T11">1</text:span></text:span><text:span text:style-name="Основной_20_текст4"><text:span text:style-name="T31">3</text:span></text:span><text:span text:style-name="Основной_20_текст4"><text:span text:style-name="T11">. </text:span></text:span><text:span text:style-name="Основной_20_текст4"><text:span text:style-name="T9">Нехай </text:span></text:span><text:span text:style-name="Основной_20_текст4"><text:span text:style-name="T45">х</text:span></text:span><text:span text:style-name="Основной_20_текст4"><text:span text:style-name="T86">k</text:span></text:span><text:span text:style-name="Основной_20_текст4"><text:span text:style-name="T9"> – слово, що складається з k символів </text:span></text:span><text:span text:style-name="Основной_20_текст4"><text:span text:style-name="T45">х</text:span></text:span><text:span text:style-name="Основной_20_текст4"><text:span text:style-name="T9">. Скориставшись лемою “про накачку” </text:span></text:span><text:span text:style-name="Основной_20_текст4"><text:span text:style-name="T11">(див. задачу №1</text:span></text:span><text:span text:style-name="Основной_20_текст4"><text:span text:style-name="T32">2</text:span></text:span><text:span text:style-name="Основной_20_текст4"><text:span text:style-name="T11">) або, у крайньому разі, іншим методом, дов</text:span></text:span><text:span text:style-name="Основной_20_текст4"><text:span text:style-name="T9">ести, що подія</text:span></text:span></text:p>
      <text:p text:style-name="P18"><text:span text:style-name="Основной_20_текст4"><text:span text:style-name="T9">Р={</text:span></text:span><text:span text:style-name="Основной_20_текст4"><text:span text:style-name="T45">a</text:span></text:span><text:span text:style-name="Основной_20_текст4"><text:span text:style-name="T86">k</text:span></text:span><text:span text:style-name="Основной_20_текст4"><text:span text:style-name="T45">b</text:span></text:span><text:span text:style-name="Основной_20_текст4"><text:span text:style-name="T86">k</text:span></text:span><text:span text:style-name="Основной_20_текст4"><text:span text:style-name="T87">+1</text:span></text:span><text:span text:style-name="Основной_20_текст4"><text:span text:style-name="T9">| </text:span></text:span><text:span text:style-name="Основной_20_текст_20__28_3_29__20__2b__20_Интервал_20_1_20_pt"><text:span text:style-name="T43">k </text:span></text:span><text:span text:style-name="Основной_20_текст_20__28_3_29__20__2b__20_Интервал_20_1_20_pt"><text:span text:style-name="T44">= 0, 1, 2, ...</text:span></text:span><text:span text:style-name="Основной_20_текст4"><text:span text:style-name="T9">} не регулярна.</text:span></text:span></text:p>
      <text:p text:style-name="P17"><text:span text:style-name="Основной_20_текст4"><text:span text:style-name="T29"/></text:span></text:p>
      <text:p text:style-name="P17"><text:span text:style-name="Основной_20_текст4"><text:span text:style-name="T29">1</text:span></text:span><text:span text:style-name="Основной_20_текст4"><text:span text:style-name="T31">4</text:span></text:span><text:span text:style-name="Основной_20_текст4"><text:span text:style-name="T29">. </text:span></text:span><text:span text:style-name="Основной_20_текст4"><text:span text:style-name="T30">Навести приклад події, яка нерегулярна і (одночасно) задовольняє умову “леми про накачку”.</text:span></text:span></text:p>
      <text:p text:style-name="P17"><text:span text:style-name="Основной_20_текст4"><text:span text:style-name="T9"/></text:span></text:p>
      <text:p text:style-name="P23"><text:span text:style-name="Основной_20_текст4"><text:span text:style-name="T9">1</text:span></text:span><text:span text:style-name="Основной_20_текст4"><text:span text:style-name="T31">5</text:span></text:span><text:span text:style-name="Основной_20_текст4"><text:span text:style-name="T9">. </text:span></text:span><text:span text:style-name="Основной_20_текст4"><text:span text:style-name="T50">Побудувати (синтезувати) автомат-перетворювач Мура A = (X, Y, U, δ, µ) для X = Y = {0, </text:span></text:span><text:soft-page-break/><text:span text:style-name="Основной_20_текст4"><text:span text:style-name="T50">1}, що реалiзує таке автоматне вiдображення </text:span></text:span><text:span text:style-name="Основной_20_текст4"><text:span text:style-name="T58">φ</text:span></text:span><text:span text:style-name="Основной_20_текст4"><text:span text:style-name="T80">A</text:span></text:span><text:span text:style-name="Основной_20_текст4"><text:span text:style-name="T50">(x</text:span></text:span><text:span text:style-name="Основной_20_текст4"><text:span text:style-name="T80">i1</text:span></text:span><text:span text:style-name="Основной_20_текст4"><text:span text:style-name="T50">x</text:span></text:span><text:span text:style-name="Основной_20_текст4"><text:span text:style-name="T80">i2</text:span></text:span><text:span text:style-name="Основной_20_текст4"><text:span text:style-name="T50"> ... x</text:span></text:span><text:span text:style-name="Основной_20_текст4"><text:span text:style-name="T80">ik</text:span></text:span><text:span text:style-name="Основной_20_текст4"><text:span text:style-name="T50">) = y</text:span></text:span><text:span text:style-name="Основной_20_текст4"><text:span text:style-name="T80">i1</text:span></text:span><text:span text:style-name="Основной_20_текст4"><text:span text:style-name="T50">y</text:span></text:span><text:span text:style-name="Основной_20_текст4"><text:span text:style-name="T80">i2</text:span></text:span><text:span text:style-name="Основной_20_текст4"><text:span text:style-name="T50"> ... y</text:span></text:span><text:span text:style-name="Основной_20_текст4"><text:span text:style-name="T80">ik</text:span></text:span><text:span text:style-name="Основной_20_текст4"><text:span text:style-name="T50">:</text:span></text:span></text:p>
      <text:p text:style-name="P23"><text:span text:style-name="Основной_20_текст4"><text:span text:style-name="T50">y</text:span></text:span><text:span text:style-name="Основной_20_текст4"><text:span text:style-name="T80">jk</text:span></text:span><text:span text:style-name="Основной_20_текст4"><text:span text:style-name="T50"> = 1 тодi й лише тодi, коли в словi x</text:span></text:span><text:span text:style-name="Основной_20_текст4"><text:span text:style-name="T80">i1</text:span></text:span><text:span text:style-name="Основной_20_текст4"><text:span text:style-name="T50">x</text:span></text:span><text:span text:style-name="Основной_20_текст4"><text:span text:style-name="T80">i2</text:span></text:span><text:span text:style-name="Основной_20_текст4"><text:span text:style-name="T50"> ... x</text:span></text:span><text:span text:style-name="Основной_20_текст4"><text:span text:style-name="T80">ik</text:span></text:span><text:span text:style-name="Основной_20_текст4"><text:span text:style-name="T50"> кiлькiсть одиниць парна.</text:span></text:span></text:p>
      <text:p text:style-name="P16"><text:span text:style-name="Основной_20_текст4"><text:span text:style-name="T9"/></text:span></text:p>
      <text:p text:style-name="P20"><text:span text:style-name="Основной_20_текст4"><text:span text:style-name="T9">1</text:span></text:span><text:span text:style-name="Основной_20_текст4"><text:span text:style-name="T31">6</text:span></text:span><text:span text:style-name="Основной_20_текст4"><text:span text:style-name="T9">. </text:span></text:span><text:span text:style-name="Основной_20_текст4"><text:span text:style-name="T34">Навести приклад таких подій P і Q, що:</text:span></text:span></text:p>
      <text:p text:style-name="P20"><text:span text:style-name="Основной_20_текст4"><text:span text:style-name="T34">(а) P⊂Q, однак P* = Q*; (б) P* = Q*, однак P⊄Q (символ ⊄ позначає, що не виконується жодне зі співвідношень ⊃ , ⊇ , ⊂ , ⊆ , =).</text:span></text:span></text:p>
      <text:p text:style-name="P16"><text:span text:style-name="Основной_20_текст4"><text:span text:style-name="T9"/></text:span></text:p>
      <text:p text:style-name="P16"><text:span text:style-name="Основной_20_текст4"><text:span text:style-name="T20">1</text:span></text:span><text:span text:style-name="Основной_20_текст4"><text:span text:style-name="T31">7</text:span></text:span><text:span text:style-name="Основной_20_текст4"><text:span text:style-name="T20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9">.</text:span></text:span></text:p>
      <text:p text:style-name="P16"><text:span text:style-name="Основной_20_текст4"><text:span text:style-name="T9"/></text:span></text:p>
      <text:p text:style-name="P16"><text:span text:style-name="Основной_20_текст4"><text:span text:style-name="T20">1</text:span></text:span><text:span text:style-name="Основной_20_текст4"><text:span text:style-name="T31">8</text:span></text:span><text:span text:style-name="Основной_20_текст4"><text:span text:style-name="T20">. Назвіть критерії оцінки оптимальності (мінімальності) регулярних виразів. </text:span></text:span><text:span text:style-name="Основной_20_текст4"><text:span text:style-name="T21">Чи існує </text:span></text:span><text:span text:style-name="Основной_20_текст4"><text:span text:style-name="T20">в алгебрі регулярних подій </text:span></text:span><text:span text:style-name="Основной_20_текст4"><text:span text:style-name="T21">алгоритм пошуку </text:span></text:span><text:span text:style-name="Основной_20_текст4"><text:span text:style-name="T20">оптимально</text:span></text:span><text:span text:style-name="Основной_20_текст4"><text:span text:style-name="T21">го</text:span></text:span><text:span text:style-name="Основной_20_текст4"><text:span text:style-name="T20"> (мінімально</text:span></text:span><text:span text:style-name="Основной_20_текст4"><text:span text:style-name="T21">го</text:span></text:span><text:span text:style-name="Основной_20_текст4"><text:span text:style-name="T20">) регулярн</text:span></text:span><text:span text:style-name="Основной_20_текст4"><text:span text:style-name="T21">ого</text:span></text:span><text:span text:style-name="Основной_20_текст4"><text:span text:style-name="T20"> вираз</text:span></text:span><text:span text:style-name="Основной_20_текст4"><text:span text:style-name="T21">у, рівносильного </text:span></text:span><text:span text:style-name="Основной_20_текст4"><text:span text:style-name="T20">(еквівалентно</text:span></text:span><text:span text:style-name="Основной_20_текст4"><text:span text:style-name="T21">го</text:span></text:span><text:span text:style-name="Основной_20_текст4"><text:span text:style-name="T20">)</text:span></text:span><text:span text:style-name="Основной_20_текст4"><text:span text:style-name="T21"> даному? Відповідь обґрунтувати.</text:span></text:span></text:p>
      <text:p text:style-name="P16"><text:span text:style-name="Основной_20_текст4"><text:span text:style-name="T25"/></text:span></text:p>
      <text:p text:style-name="P19"><text:span text:style-name="Основной_20_текст4"><text:span text:style-name="T33">19. Написати регулярний вираз у алфавіті X = {0, 1}, який задає подію, що складається зі всіх слів таких і тільки таких, які закінчуються на 00 або на 11.</text:span></text:span></text:p>
      <text:p text:style-name="P19"><text:span text:style-name="Основной_20_текст4"><text:span text:style-name="T33"/></text:span></text:p>
      <text:p text:style-name="P21"><text:span text:style-name="Основной_20_текст4"><text:span text:style-name="T34">20. </text:span></text:span><text:span text:style-name="Основной_20_текст4"><text:span text:style-name="T101">Нехай</text:span></text:span><text:span text:style-name="Основной_20_текст4"><text:span text:style-name="T34"> вхідний алфавіт X = {0, 1}. </text:span></text:span><text:span text:style-name="Основной_20_текст4"><text:span text:style-name="T35">Н</text:span></text:span><text:span text:style-name="Основной_20_текст4"><text:span text:style-name="T34">авести автомат, який допускає </text:span></text:span><text:span text:style-name="T61">ланцюжки, де кількість "1" — парн</text:span><text:span text:style-name="T63">а </text:span><text:span text:style-name="T62">і</text:span><text:span text:style-name="T61"> кількість "0" — парн</text:span><text:span text:style-name="T63">а</text:span><text:span text:style-name="T61">.</text:span></text:p>
      <text:p text:style-name="P25"/>
      <text:p text:style-name="P11"><text:span text:style-name="T102">21</text:span>. Побудувати скінчений автомат, що розпізнає парні числа, які записані у двійковій формі та зчитуються зліва направо.</text:p>
      <text:p text:style-name="P11"/>
      <text:p text:style-name="P10"><text:span text:style-name="Основной_20_текст4"><text:span text:style-name="T36">22</text:span></text:span><text:span text:style-name="Основной_20_текст4"><text:span text:style-name="T34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10"><text:span text:style-name="Основной_20_текст4"><text:span text:style-name="T34"/></text:span></text:p>
      <text:p text:style-name="P27"><text:span text:style-name="Основной_20_текст4"><text:span text:style-name="T52">23. </text:span></text:span><text:span text:style-name="Основной_20_текст4"><text:span text:style-name="T49">Побудувати приклад двох невiдрiзнюваних автоматiв, якi не є iзоморфними.</text:span></text:span></text:p>
      <text:p text:style-name="P27"><text:span text:style-name="Основной_20_текст4"><text:span text:style-name="T49"/></text:span></text:p>
      <text:p text:style-name="P22"><text:span text:style-name="Основной_20_текст4"><text:span text:style-name="T50">2</text:span></text:span><text:span text:style-name="Основной_20_текст4"><text:span text:style-name="T52">4</text:span></text:span><text:span text:style-name="Основной_20_текст4"><text:span text:style-name="T51">. </text:span></text:span><text:span text:style-name="Основной_20_текст4"><text:span text:style-name="T50">Довести </text:span></text:span><text:span text:style-name="Основной_20_текст4"><text:span text:style-name="T101">тотожність</text:span></text:span><text:span text:style-name="Основной_20_текст4"><text:span text:style-name="T50"> для регулярних виразів:</text:span></text:span></text:p>
      <text:p text:style-name="P27"><text:span text:style-name="Основной_20_текст4"><text:span text:style-name="T49">(a*bbb)*a* = a*(bbba*)*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" fo:font-family="'Times New Roman'" style:font-family-generic="roman" style:font-pitch="variable" fo:font-size="9.5pt" fo:letter-spacing="-0.002in" fo:language="uk" fo:country="UA" fo:font-style="normal" fo:background-color="#ffffff" style:font-name-asian="Times New Roman" style:font-family-asian="'Times New Roman'" style:font-family-generic-asian="roman" style:font-pitch-asian="variable" style:font-size-asian="9.5pt" style:font-style-asian="normal" style:font-name-complex="Times New Roman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" fo:font-family="'Times New Roman'" style:font-family-generic="roman" style:font-pitch="variable" fo:font-size="9.5pt" fo:letter-spacing="0.0173in" fo:language="uk" fo:country="UA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8:17:06.302375651</meta:creation-date>
    <dc:date>2022-05-30T06:11:26.732690353</dc:date>
    <meta:editing-duration>PT16H19M21S</meta:editing-duration>
    <meta:editing-cycles>27</meta:editing-cycles>
    <meta:generator>LibreOffice/6.4.7.2$Linux_X86_64 LibreOffice_project/40$Build-2</meta:generator>
    <meta:document-statistic meta:table-count="6" meta:image-count="0" meta:object-count="0" meta:page-count="3" meta:paragraph-count="182" meta:word-count="866" meta:character-count="5088" meta:non-whitespace-character-count="4382"/>
  </office:meta>
</office:document-meta>
</file>